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color="#ce9178" style:font-name="Consolas" fo:font-size="10.5pt" fo:font-weight="bold" fo:background-color="#1e1e1e"/>
    </style:style>
    <style:style style:name="P3" style:family="paragraph" style:parent-style-name="Standard">
      <style:text-properties style:use-window-font-color="true"/>
    </style:style>
    <style:style style:name="P4" style:family="paragraph" style:parent-style-name="Standard">
      <style:text-properties fo:color="#336600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color="#ce9178" style:font-name="Consolas" fo:font-size="10.5pt" fo:font-weight="bold" fo:background-color="#1e1e1e"/>
    </style:style>
    <style:style style:name="T2" style:family="text">
      <style:text-properties fo:color="#336600" fo:font-size="18pt" style:font-size-asian="18pt" style:font-size-complex="18pt"/>
    </style:style>
    <style:style style:name="T3" style:family="text">
      <style:text-properties fo:color="#336600"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Installer le projet</text:span></text:p>
      <text:p text:style-name="Standard">npx create-react-app [nom du projet]</text:p>
      <text:p text:style-name="Standard"/>
      <text:p text:style-name="P1"><text:span text:style-name="T2">Démarer le serveur</text:span></text:p>
      <text:p text:style-name="Standard">npm run start</text:p>
      <text:p text:style-name="P3"/>
      <text:p text:style-name="P1"><text:span text:style-name="T2">Installer Boostrap</text:span></text:p>
      <text:p text:style-name="Standard">npm install bootstrap</text:p>
      <text:p text:style-name="P2"/>
      <text:p text:style-name="P1">dans index.js</text:p>
      <text:p text:style-name="Standard">import 'bootstrap/dist/css/bootstrap.min.css'</text:p>
      <text:p text:style-name="Standard"/>
      <text:p text:style-name="Standard"><text:span text:style-name="T3">Installer router</text:span></text:p>
      <text:p text:style-name="Standard">npm install react-router-dom</text:p>
      <text:p text:style-name="Standard"/>
      <text:p text:style-name="P4">Installer Axios</text:p>
      <text:p text:style-name="Standard">npm install axi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 h</meta:initial-creator>
    <meta:creation-date>2021-09-23T10:00:27.25</meta:creation-date>
    <dc:date>2021-09-30T20:49:27.45</dc:date>
    <dc:creator>m h</dc:creator>
    <meta:editing-duration>PT14H6M9S</meta:editing-duration>
    <meta:editing-cycles>11</meta:editing-cycles>
    <meta:generator>OpenOffice/4.1.10$Win32 OpenOffice.org_project/4110m2$Build-9807</meta:generator>
    <meta:document-statistic meta:table-count="0" meta:image-count="0" meta:object-count="0" meta:page-count="1" meta:paragraph-count="12" meta:word-count="33" meta:character-count="259"/>
  </office:meta>
</office:document-meta>
</file>